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nFirstQuery.toString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anFirstQuery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FirstQuery.getTe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FirstQuery.ge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FirstQue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FirstQuery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FirstQuery.getSpans( final IndexReader rea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panFirstQuery.skipTo( int 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anFirstQuery.SpanFirstQuery( SpanQuery match ,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anFirstQuery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anFirstQuery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anFirstQuery.ge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FirstQuery.rewrite( Index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panFirstQuery.extractTerms( Set te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FirstQuery.getPayloadSpans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FirstQuery.ge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FirstQuery.isPayload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FirstQuer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anFirstQuery.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FirstQuery.getPaylo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